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138in" style:text-underline-style="none" fo:font-weight="bold" style:font-weight-asian="bold"/>
    </style:style>
    <style:style style:name="T5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71in" draw:visible-area-height="1.8476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<text:tab/></text:span><text:span text:style-name="T38">Дата проверки:</text:span><text:span text:style-name="T40"> <text:s/>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0"><text:span text:style-name="T42">0.1</text:span><text:span text:style-name="T45"> </text:span><text:span text:style-name="T42">мк</text:span><text:span text:style-name="T45">Зв/ч – </text:span><text:span text:style-name="T46">0.5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015</text:span><text:span text:style-name="T28">/</text:span><text:span text:style-name="T29">Ḣ</text:span><text:span text:style-name="T31"> </text:span><text:span text:style-name="T17">p</text:span><text:span text:style-name="T52">(10)+</text:span><text:span text:style-name="T55">0,005</text:span><text:span text:style-name="T57">·</text:span><text:span text:style-name="T53">Ḣ 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9">Ḣ</text:span><text:span text:style-name="T58"> </text:span><text:span text:style-name="T18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8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8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3" office:value-type="string">
            <text:p text:style-name="P12">80<text:span text:style-name="T7">.</text:span>0 мЗв/ч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7">15.4</text:span></text:p>
          </table:table-cell>
        </table:table-row>
        <table:table-row>
          <table:table-cell table:style-name="t1.A7" office:value-type="string">
            <text:p text:style-name="P12"><text:span text:style-name="T7">4</text:span>00 мЗв/ч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3" office:value-type="string">
            <text:p text:style-name="P12">80<text:span text:style-name="T7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7">15.4</text:span></text:p>
          </table:table-cell>
        </table:table-row>
        <table:table-row>
          <table:table-cell table:style-name="t2.A7" office:value-type="string">
            <text:p text:style-name="P12"><text:span text:style-name="T7">4</text:span>00 мЗв/ч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3" office:value-type="string">
            <text:p text:style-name="P12">80<text:span text:style-name="T7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7">15.4</text:span></text:p>
          </table:table-cell>
        </table:table-row>
        <table:table-row>
          <table:table-cell table:style-name="t3.A7" office:value-type="string">
            <text:p text:style-name="P12"><text:span text:style-name="T7">4</text:span>00 мЗв/ч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3" office:value-type="string">
            <text:p text:style-name="P12">80<text:span text:style-name="T7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7">15.4</text:span></text:p>
          </table:table-cell>
        </table:table-row>
        <table:table-row>
          <table:table-cell table:style-name="t4.A7" office:value-type="string">
            <text:p text:style-name="P12"><text:span text:style-name="T7">4</text:span>00 мЗв/ч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3" office:value-type="string">
            <text:p text:style-name="P12">80<text:span text:style-name="T7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7">15.4</text:span></text:p>
          </table:table-cell>
        </table:table-row>
        <table:table-row>
          <table:table-cell table:style-name="t5.A7" office:value-type="string">
            <text:p text:style-name="P12"><text:span text:style-name="T7">4</text:span>00 мЗв/ч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3" office:value-type="string">
            <text:p text:style-name="P12">80<text:span text:style-name="T7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7">15.4</text:span></text:p>
          </table:table-cell>
        </table:table-row>
        <table:table-row>
          <table:table-cell table:style-name="t6.A7" office:value-type="string">
            <text:p text:style-name="P12"><text:span text:style-name="T7">4</text:span>00 мЗв/ч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3" office:value-type="string">
            <text:p text:style-name="P12">80<text:span text:style-name="T7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7">15.4</text:span></text:p>
          </table:table-cell>
        </table:table-row>
        <table:table-row>
          <table:table-cell table:style-name="t7.A7" office:value-type="string">
            <text:p text:style-name="P12"><text:span text:style-name="T7">4</text:span>00 мЗв/ч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3" office:value-type="string">
            <text:p text:style-name="P12">80<text:span text:style-name="T7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7">15.4</text:span></text:p>
          </table:table-cell>
        </table:table-row>
        <table:table-row>
          <table:table-cell table:style-name="t8.A7" office:value-type="string">
            <text:p text:style-name="P12"><text:span text:style-name="T7">4</text:span>00 мЗв/ч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3" office:value-type="string">
            <text:p text:style-name="P12">80<text:span text:style-name="T7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7">15.4</text:span></text:p>
          </table:table-cell>
        </table:table-row>
        <table:table-row>
          <table:table-cell table:style-name="t9.A7" office:value-type="string">
            <text:p text:style-name="P12"><text:span text:style-name="T7">4</text:span>00 мЗв/ч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3" office:value-type="string">
            <text:p text:style-name="P12">80<text:span text:style-name="T7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7">15.4</text:span></text:p>
          </table:table-cell>
        </table:table-row>
        <table:table-row>
          <table:table-cell table:style-name="t10.A7" office:value-type="string">
            <text:p text:style-name="P12"><text:span text:style-name="T7">4</text:span>00 мЗв/ч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3" office:value-type="string">
            <text:p text:style-name="P12">80<text:span text:style-name="T7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7">15.4</text:span></text:p>
          </table:table-cell>
        </table:table-row>
        <table:table-row>
          <table:table-cell table:style-name="t11.A7" office:value-type="string">
            <text:p text:style-name="P12"><text:span text:style-name="T7">4</text:span>00 мЗв/ч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3" office:value-type="string">
            <text:p text:style-name="P12">80<text:span text:style-name="T7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7">15.4</text:span></text:p>
          </table:table-cell>
        </table:table-row>
        <table:table-row>
          <table:table-cell table:style-name="t12.A7" office:value-type="string">
            <text:p text:style-name="P12"><text:span text:style-name="T7">4</text:span>00 мЗв/ч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Р-АТ2503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4T13:35:12.19</dc:date>
    <meta:editing-duration>P3DT7H30M2S</meta:editing-duration>
    <meta:editing-cycles>395</meta:editing-cycles>
    <meta:generator>OpenOffice/4.1.6$Win32 OpenOffice.org_project/416m1$Build-9790</meta:generator>
    <meta:document-statistic meta:table-count="25" meta:image-count="0" meta:object-count="1" meta:page-count="7" meta:paragraph-count="1344" meta:word-count="2288" meta:character-count="16592"/>
  </office:meta>
</office:document-meta>
</file>